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95cm"/>
    </style:style>
    <style:style style:name="co3" style:family="table-column">
      <style:table-column-properties fo:break-before="auto" style:column-width="2.813cm"/>
    </style:style>
    <style:style style:name="co4" style:family="table-column">
      <style:table-column-properties fo:break-before="auto" style:column-width="2.843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5.0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3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2"/>
        <table:table-column table:style-name="co4" table:default-cell-style-name="ce2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 table:number-columns-spanned="4" table:number-rows-spanned="1">
            <text:p>Выборка постов в ленте «рекомендации» </text:p>
          </table:table-cell>
          <table:covered-table-cell table:number-columns-repeated="2" table:style-name="Default"/>
          <table:covered-table-cell/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С Фото</text:p>
          </table:table-cell>
          <table:table-cell table:style-name="ce1" office:value-type="string" calcext:value-type="string">
            <text:p>Видео</text:p>
          </table:table-cell>
          <table:table-cell table:style-name="ce1" office:value-type="string" calcext:value-type="string">
            <text:p>Текстовый</text:p>
          </table:table-cell>
          <table:table-cell/>
          <table:table-cell table:style-name="ce1" office:value-type="string" calcext:value-type="string">
            <text:p>Всего</text:p>
          </table:table-cell>
          <table:table-cell/>
          <table:table-cell table:style-name="ce1" office:value-type="string" calcext:value-type="string">
            <text:p>Лайки</text:p>
          </table:table-cell>
          <table:table-cell table:style-name="ce1" office:value-type="string" calcext:value-type="string">
            <text:p>Комментарии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4" table:formula="of:=COUNT([.A4:.C104])" office:value-type="float" office:value="100" calcext:value-type="float">
            <text:p>1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5"/>
          <table:table-cell/>
          <table:table-cell office:value-type="float" office:value="8450" calcext:value-type="float">
            <text:p>845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" office:value-type="string" calcext:value-type="string">
            <text:p>Среднее кол-во фото в посте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/>
          <table:table-cell table:style-name="ce4" table:formula="of:=AVERAGE([.A5:.A91])" office:value-type="float" office:value="1.94186046511628" calcext:value-type="float">
            <text:p>1,94186046511628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/>
          <table:table-cell table:style-name="ce1" office:value-type="string" calcext:value-type="string">
            <text:p>Корреляция лайков / комментариев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02" calcext:value-type="float">
            <text:p>102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table:formula="of:=CORREL([.H4:.H104]; [.G4:.G104])" office:value-type="float" office:value="0.506976918700468" calcext:value-type="float">
            <text:p>0,506976918700468</text:p>
          </table:table-cell>
          <table:table-cell office:value-type="string" calcext:value-type="string">
            <text:p><text:s/>- средняя сила корреляции 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Кол-во постов с фото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4" table:formula="of:=COUNT([.A4:.A100])" office:value-type="float" office:value="87" calcext:value-type="float">
            <text:p>87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 office:value-type="string" calcext:value-type="string">
            <text:p>Кол-во постов с видео</text:p>
          </table:table-cell>
          <table:table-cell/>
          <table:table-cell office:value-type="float" office:value="1650" calcext:value-type="float">
            <text:p>1650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1" office:value-type="string" calcext:value-type="string">
            <text:p>Коэффициент наклона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table:style-name="ce4" table:formula="of:=COUNT([.B4:.B100])" office:value-type="float" office:value="8" calcext:value-type="float">
            <text:p>8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" calcext:value-type="float">
            <text:p>2</text:p>
          </table:table-cell>
          <table:table-cell/>
          <table:table-cell table:style-name="ce4" table:formula="of:=LINEST([.G4:.G104]; [.H4:.H104])" office:value-type="float" office:value="42.4646128472026" calcext:value-type="float">
            <text:p>42,46461284720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Кол-во текстовых постов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Коэффициент сдвига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table:style-name="ce4" table:formula="of:=COUNT([.C4:.C100])" office:value-type="float" office:value="5" calcext:value-type="float">
            <text:p>5</text:p>
          </table:table-cell>
          <table:table-cell/>
          <table:table-cell office:value-type="float" office:value="1359" calcext:value-type="float">
            <text:p>1359</text:p>
          </table:table-cell>
          <table:table-cell office:value-type="float" office:value="14" calcext:value-type="float">
            <text:p>14</text:p>
          </table:table-cell>
          <table:table-cell/>
          <table:table-cell table:style-name="ce4" table:formula="of:=INDEX(LINEST([.G4:.G104]; [.H4:.H104]); 2)" office:value-type="float" office:value="600.599648377681" calcext:value-type="float">
            <text:p>600,59964837768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office:value-type="string" calcext:value-type="string">
            <text:p>Зависимость Лайки(Комментарии)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/>
          <table:table-cell table:style-name="ce4" office:value-type="string" calcext:value-type="string">
            <text:p><text:s text:c="2"/>like(com) = 42,4646 * com + 6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3066" calcext:value-type="float">
            <text:p>3066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4236" calcext:value-type="float">
            <text:p>4236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38" calcext:value-type="float">
            <text:p>538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64" calcext:value-type="float">
            <text:p>46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41" calcext:value-type="float">
            <text:p>3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406" calcext:value-type="float">
            <text:p>1406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07" calcext:value-type="float">
            <text:p>307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65" calcext:value-type="float">
            <text:p>1065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031" calcext:value-type="float">
            <text:p>1031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398" calcext:value-type="float">
            <text:p>1398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6750" calcext:value-type="float">
            <text:p>6750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459" calcext:value-type="float">
            <text:p>459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3212" calcext:value-type="float">
            <text:p>3212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704" calcext:value-type="float">
            <text:p>1704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1" calcext:value-type="float">
            <text:p>20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111" calcext:value-type="float">
            <text:p>3111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11" calcext:value-type="float">
            <text:p>2611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804" calcext:value-type="float">
            <text:p>7804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453" calcext:value-type="float">
            <text:p>2453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190" calcext:value-type="float">
            <text:p>2190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86" calcext:value-type="float">
            <text:p>1586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783" calcext:value-type="float">
            <text:p>278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035" calcext:value-type="float">
            <text:p>1035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30" calcext:value-type="float">
            <text:p>1430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89" calcext:value-type="float">
            <text:p>1589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354" calcext:value-type="float">
            <text:p>2354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9766" calcext:value-type="float">
            <text:p>9766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7" calcext:value-type="float">
            <text:p>8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64" calcext:value-type="float">
            <text:p>364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36" calcext:value-type="float">
            <text:p>103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329" calcext:value-type="float">
            <text:p>2329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672" calcext:value-type="float">
            <text:p>672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858" calcext:value-type="float">
            <text:p>858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027" calcext:value-type="float">
            <text:p>4027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43" calcext:value-type="float">
            <text:p>1543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25" calcext:value-type="float">
            <text:p>225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744" calcext:value-type="float">
            <text:p>744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0393" calcext:value-type="float">
            <text:p>1039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519" calcext:value-type="float">
            <text:p>15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49" calcext:value-type="float">
            <text:p>54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6385" calcext:value-type="float">
            <text:p>638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75" calcext:value-type="float">
            <text:p>575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67" calcext:value-type="float">
            <text:p>16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247" calcext:value-type="float">
            <text:p>2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383" calcext:value-type="float">
            <text:p>1383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6264" calcext:value-type="float">
            <text:p>6264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395" calcext:value-type="float">
            <text:p>39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402" calcext:value-type="float">
            <text:p>402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978" calcext:value-type="float">
            <text:p>97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347" calcext:value-type="float">
            <text:p>347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1488" calcext:value-type="float">
            <text:p>1488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office:value-type="float" office:value="5292" calcext:value-type="float">
            <text:p>5292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2:23:01.584760639</meta:creation-date>
    <dc:date>2024-03-04T16:24:38.301716722</dc:date>
    <meta:editing-duration>PT31M42S</meta:editing-duration>
    <meta:editing-cycles>4</meta:editing-cycles>
    <meta:generator>LibreOffice/7.3.7.2$Linux_X86_64 LibreOffice_project/30$Build-2</meta:generator>
    <meta:document-statistic meta:table-count="1" meta:cell-count="327" meta:object-count="0"/>
  </office:meta>
</office:document-meta>
</file>